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b67ed"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1bffe1"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2f9ce9"/>
    </style:style>
    <style:style style:name="P5"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rsid="0035b019" officeooo:paragraph-rsid="0035b019"/>
    </style:style>
    <style:style style:name="P6"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rsid="003e1bdc" officeooo:paragraph-rsid="003e1bdc"/>
    </style:style>
    <style:style style:name="P7"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ab-stops>
          <style:tab-stop style:position="1.011cm"/>
        </style:tab-stops>
      </style:paragraph-properties>
      <style:text-properties officeooo:paragraph-rsid="0028de31"/>
    </style:style>
    <style:style style:name="P8" style:family="paragraph" style:parent-style-name="Standard" style:list-style-name="L1">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41f1f1"/>
    </style:style>
    <style:style style:name="P9" style:family="paragraph" style:parent-style-name="Standard" style:list-style-name="L1">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2cf2b3"/>
    </style:style>
    <style:style style:name="P10" style:family="paragraph" style:parent-style-name="Standard" style:list-style-name="L1">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14959" officeooo:paragraph-rsid="0025e5fb" style:text-blinking="false" fo:background-color="transparent" style:font-style-asian="normal" style:font-style-complex="normal"/>
    </style:style>
    <style:style style:name="P11" style:family="paragraph" style:parent-style-name="Text_20_body" style:list-style-name="L1">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25e5fb"/>
    </style:style>
    <style:style style:name="P12" style:family="paragraph" style:parent-style-name="Text_20_body" style:list-style-name="L2">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3f76bf"/>
    </style:style>
    <style:style style:name="P13" style:family="paragraph" style:parent-style-name="Text_20_body" style:list-style-name="L2">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39e140"/>
    </style:style>
    <style:style style:name="P14" style:family="paragraph" style:parent-style-name="Text_20_body" style:list-style-name="L2">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3cbcc3"/>
    </style:style>
    <style:style style:name="P15"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2f9ce9"/>
    </style:style>
    <style:style style:name="P16"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49b11b"/>
    </style:style>
    <style:style style:name="P17"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4a36ae"/>
    </style:style>
    <style:style style:name="P18"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4e01a0"/>
    </style:style>
    <style:style style:name="P19"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4efe13"/>
    </style:style>
    <style:style style:name="P20"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52ba6e"/>
    </style:style>
    <style:style style:name="P21" style:family="paragraph" style:parent-style-name="Text_20_body" style:list-style-name="L3">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paragraph-rsid="0054e374"/>
    </style:style>
    <style:style style:name="P22"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1bffe1" officeooo:paragraph-rsid="002f9ce9" style:text-blinking="false" fo:background-color="transparent"/>
    </style:style>
    <style:style style:name="P23"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3f76bf" officeooo:paragraph-rsid="0039e140" style:text-blinking="false" fo:background-color="transparent" style:font-style-asian="normal" style:font-style-complex="normal"/>
    </style:style>
    <style:style style:name="P24"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4465c8" officeooo:paragraph-rsid="004465c8" style:text-blinking="false" fo:background-color="transparent" style:font-style-asian="normal" style:font-style-complex="normal"/>
    </style:style>
    <style:style style:name="P2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d390e" officeooo:paragraph-rsid="0050dd37" style:text-blinking="false" fo:background-color="transparent" style:font-weight-asian="bold" style:font-weight-complex="bold"/>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d390e" officeooo:paragraph-rsid="0050dd37" style:text-blinking="false" fo:background-color="transparent" style:font-weight-asian="bold" style:font-weight-complex="bold"/>
    </style:style>
    <style:style style:name="P27" style:family="paragraph" style:parent-style-name="Text_20_body" style:list-style-name="L2">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rsid="003cbcc3" officeooo:paragraph-rsid="003cbcc3"/>
    </style:style>
    <style:style style:name="P28"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rsid="004a36ae" officeooo:paragraph-rsid="004a36ae"/>
    </style:style>
    <style:style style:name="P29"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rsid="004efe13" officeooo:paragraph-rsid="004efe13"/>
    </style:style>
    <style:style style:name="P30"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weight="bold" officeooo:rsid="0050dd37" officeooo:paragraph-rsid="0050dd37" style:font-weight-asian="bold" style:font-weight-complex="bold"/>
    </style:style>
    <style:style style:name="P31"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officeooo:rsid="0053ffef" officeooo:paragraph-rsid="0053ffef"/>
    </style:style>
    <style:style style:name="P32" style:family="paragraph" style:parent-style-name="Text_20_body" style:list-style-name="L3">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style="italic" officeooo:rsid="0053ffef" officeooo:paragraph-rsid="0053ffef" style:font-style-asian="italic" style:font-style-complex="italic"/>
    </style:style>
    <style:style style:name="P33" style:family="paragraph" style:parent-style-name="Text_20_body" style:list-style-name="L3">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style="italic" officeooo:rsid="0054e374" officeooo:paragraph-rsid="0054e374" style:font-style-asian="italic" style:font-style-complex="italic"/>
    </style:style>
    <style:style style:name="P34"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style="italic" officeooo:rsid="0054e374" officeooo:paragraph-rsid="0054e374" style:font-style-asian="italic" style:font-style-complex="italic"/>
    </style:style>
    <style:style style:name="P35" style:family="paragraph" style:parent-style-name="Text_20_body">
      <style:paragraph-properties fo:margin-top="0cm" fo:margin-bottom="0cm" loext:contextual-spacing="false" fo:line-height="138%" fo:text-align="justify" style:justify-single-word="false" style:writing-mode="lr-tb">
        <style:tab-stops>
          <style:tab-stop style:position="1.011cm"/>
        </style:tab-stops>
      </style:paragraph-properties>
      <style:text-properties fo:font-style="italic" fo:font-weight="bold" officeooo:rsid="00551d57" officeooo:paragraph-rsid="00551d57" style:font-style-asian="italic" style:font-weight-asian="bold" style:font-style-complex="italic" style:font-weight-complex="bold"/>
    </style:style>
    <style:style style:name="T1" style:family="text">
      <style:text-properties officeooo:rsid="001b1b27"/>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b1b27"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b67e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bffe1"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c85b8"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d390e" style:text-blinking="false" fo:background-color="transparent" loext:char-shading-value="0" style:font-style-asian="normal" style:font-style-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e019b"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f1762" style:text-blinking="false" fo:background-color="transparent" loext:char-shading-value="0" style:font-style-asian="normal" style:font-style-complex="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14959" style:text-blinking="false" fo:background-color="transparent" loext:char-shading-value="0" style:font-style-asian="normal" style:font-style-complex="normal"/>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c85b8" style:text-blinking="false" fo:background-color="transparent" loext:char-shading-value="0" style:font-style-asian="normal" style:font-style-complex="normal"/>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1c0e1" style:text-blinking="false" fo:background-color="transparent" loext:char-shading-value="0" style:font-style-asian="normal" style:font-style-complex="normal"/>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92dab" style:text-blinking="false" fo:background-color="transparent" loext:char-shading-value="0" style:font-style-asian="normal" style:font-style-complex="normal"/>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cf2b3" style:text-blinking="false" fo:background-color="transparent" loext:char-shading-value="0" style:font-style-asian="normal" style:font-style-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d0e77" style:text-blinking="false" fo:background-color="transparent" loext:char-shading-value="0" style:font-style-asian="normal" style:font-style-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ecd0d" style:text-blinking="false" fo:background-color="transparent" loext:char-shading-value="0" style:font-style-asian="normal" style:font-style-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f9ce9" style:text-blinking="false" fo:background-color="transparent" loext:char-shading-value="0" style:font-style-asian="normal" style:font-style-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30df4d"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3746f7" style:text-blinking="false" fo:background-color="transparent" loext:char-shading-value="0" style:font-style-asian="normal" style:font-style-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3845b3" style:text-blinking="false" fo:background-color="transparent" loext:char-shading-value="0" style:font-style-asian="normal" style:font-style-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39e140"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b4f65" style:text-blinking="false" fo:background-color="transparent" loext:char-shading-value="0" style:font-style-asian="normal" style:font-style-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cbcc3" style:text-blinking="false" fo:background-color="transparent" loext:char-shading-value="0" style:font-style-asian="normal" style:font-style-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f76bf" style:text-blinking="false" fo:background-color="transparent" loext:char-shading-value="0" style:font-style-asian="normal" style:font-style-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4128bb" style:text-blinking="false" fo:background-color="transparent" loext:char-shading-value="0" style:font-style-asian="normal" style:font-style-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41f1f1" style:text-blinking="false" fo:background-color="transparent" loext:char-shading-value="0" style:font-style-asian="normal" style:font-style-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4222ea"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83af1"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49b11b"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4bdf88" style:text-blinking="false" fo:background-color="transparent" loext:char-shading-value="0" style:font-style-asian="normal" style:font-style-complex="normal"/>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4c992d"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4e01a0"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4e0bee"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4efe13"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52ba6e"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53ffef" style:text-blinking="false" fo:background-color="transparent" loext:char-shading-value="0" style:font-style-asian="normal" style:font-style-complex="normal"/>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54e374"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1e019b" style:text-blinking="false" fo:background-color="transparent" loext:char-shading-value="0" style:font-style-asian="normal" style:font-weight-asian="normal" style:font-style-complex="normal" style:font-weight-complex="normal"/>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25e5fb" style:text-blinking="false" fo:background-color="transparent" loext:char-shading-value="0"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1c85b8" style:text-blinking="false" fo:background-color="transparent" loext:char-shading-value="0" style:font-style-asian="normal" style:font-weight-asian="normal" style:font-style-complex="normal" style:font-weight-complex="normal"/>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1d390e"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1e019b"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214959"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224089"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2429d8"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25e5fb"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268981"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28de31"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292dab"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4128bb"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041f1f1"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50dd37"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font-style-asian="normal" style:font-style-complex="normal"/>
    </style:style>
    <style:style style:name="T55" style:family="text">
      <style:text-properties fo:font-variant="normal" fo:text-transform="none" fo:color="#000000" style:text-line-through-style="none" style:text-line-through-type="none" style:font-name="Arial" fo:font-size="11pt" fo:font-style="italic" style:text-underline-style="none" fo:font-weight="normal" officeooo:rsid="001b1b27" style:text-blinking="false" fo:background-color="transparent" loext:char-shading-value="0" style:font-style-asian="italic" style:font-style-complex="italic"/>
    </style:style>
    <style:style style:name="T56" style:family="text">
      <style:text-properties fo:font-variant="normal" fo:text-transform="none" fo:color="#000000" style:text-line-through-style="none" style:text-line-through-type="none" style:font-name="Arial" fo:font-size="11pt" fo:font-style="italic" style:text-underline-style="none" fo:font-weight="normal" officeooo:rsid="001b67ed" style:text-blinking="false" fo:background-color="transparent" loext:char-shading-value="0" style:font-style-asian="italic" style:font-style-complex="italic"/>
    </style:style>
    <style:style style:name="T57" style:family="text">
      <style:text-properties fo:font-variant="normal" fo:text-transform="none" fo:color="#000000" style:text-line-through-style="none" style:text-line-through-type="none" style:font-name="Arial" fo:font-size="11pt" fo:font-style="italic" style:text-underline-style="none" fo:font-weight="normal" officeooo:rsid="001c85b8" style:text-blinking="false" fo:background-color="transparent" loext:char-shading-value="0" style:font-style-asian="italic" style:font-style-complex="italic"/>
    </style:style>
    <style:style style:name="T58" style:family="text">
      <style:text-properties fo:font-variant="normal" fo:text-transform="none" fo:color="#000000" style:text-line-through-style="none" style:text-line-through-type="none" style:font-name="Arial" fo:font-size="11pt" fo:font-style="italic" style:text-underline-style="none" fo:font-weight="normal" officeooo:rsid="001d390e" style:text-blinking="false" fo:background-color="transparent" loext:char-shading-value="0" style:font-style-asian="italic" style:font-style-complex="italic"/>
    </style:style>
    <style:style style:name="T59" style:family="text">
      <style:text-properties fo:font-variant="normal" fo:text-transform="none" fo:color="#000000" style:text-line-through-style="none" style:text-line-through-type="none" style:font-name="Arial" fo:font-size="11pt" fo:font-style="italic" style:text-underline-style="none" fo:font-weight="normal" officeooo:rsid="001e019b" style:text-blinking="false" fo:background-color="transparent" loext:char-shading-value="0" style:font-style-asian="italic" style:font-style-complex="italic"/>
    </style:style>
    <style:style style:name="T60" style:family="text">
      <style:text-properties fo:font-variant="normal" fo:text-transform="none" fo:color="#000000" style:text-line-through-style="none" style:text-line-through-type="none" style:font-name="Arial" fo:font-size="11pt" fo:font-style="italic" style:text-underline-style="none" fo:font-weight="normal" officeooo:rsid="00214959" style:text-blinking="false" fo:background-color="transparent" loext:char-shading-value="0" style:font-style-asian="italic" style:font-style-complex="italic"/>
    </style:style>
    <style:style style:name="T61" style:family="text">
      <style:text-properties fo:font-variant="normal" fo:text-transform="none" fo:color="#000000" style:text-line-through-style="none" style:text-line-through-type="none" style:font-name="Arial" fo:font-size="11pt" fo:font-style="italic" style:text-underline-style="none" fo:font-weight="normal" officeooo:rsid="0021c0e1" style:text-blinking="false" fo:background-color="transparent" loext:char-shading-value="0" style:font-style-asian="italic" style:font-style-complex="italic"/>
    </style:style>
    <style:style style:name="T62" style:family="text">
      <style:text-properties fo:font-variant="normal" fo:text-transform="none" fo:color="#000000" style:text-line-through-style="none" style:text-line-through-type="none" style:font-name="Arial" fo:font-size="11pt" fo:font-style="italic" style:text-underline-style="none" fo:font-weight="normal" officeooo:rsid="00292dab" style:text-blinking="false" fo:background-color="transparent" loext:char-shading-value="0" style:font-style-asian="italic" style:font-style-complex="italic"/>
    </style:style>
    <style:style style:name="T63" style:family="text">
      <style:text-properties fo:font-variant="normal" fo:text-transform="none" fo:color="#000000" style:text-line-through-style="none" style:text-line-through-type="none" style:font-name="Arial" fo:font-size="11pt" fo:font-style="italic" style:text-underline-style="none" fo:font-weight="normal" officeooo:rsid="002cf2b3" style:text-blinking="false" fo:background-color="transparent" loext:char-shading-value="0" style:font-style-asian="italic" style:font-style-complex="italic"/>
    </style:style>
    <style:style style:name="T64" style:family="text">
      <style:text-properties fo:font-variant="normal" fo:text-transform="none" fo:color="#000000" style:text-line-through-style="none" style:text-line-through-type="none" style:font-name="Arial" fo:font-size="11pt" fo:font-style="italic" style:text-underline-style="none" fo:font-weight="normal" officeooo:rsid="002ecd0d" style:text-blinking="false" fo:background-color="transparent" loext:char-shading-value="0" style:font-style-asian="italic" style:font-style-complex="italic"/>
    </style:style>
    <style:style style:name="T65" style:family="text">
      <style:text-properties fo:font-variant="normal" fo:text-transform="none" fo:color="#000000" style:text-line-through-style="none" style:text-line-through-type="none" style:font-name="Arial" fo:font-size="11pt" fo:font-style="italic" style:text-underline-style="none" fo:font-weight="normal" officeooo:rsid="003845b3" style:text-blinking="false" fo:background-color="transparent" loext:char-shading-value="0" style:font-style-asian="italic" style:font-style-complex="italic"/>
    </style:style>
    <style:style style:name="T66" style:family="text">
      <style:text-properties fo:font-variant="normal" fo:text-transform="none" fo:color="#000000" style:text-line-through-style="none" style:text-line-through-type="none" style:font-name="Arial" fo:font-size="11pt" fo:font-style="italic" style:text-underline-style="none" fo:font-weight="normal" officeooo:rsid="003cbcc3" style:text-blinking="false" fo:background-color="transparent" loext:char-shading-value="0" style:font-style-asian="italic" style:font-style-complex="italic"/>
    </style:style>
    <style:style style:name="T67" style:family="text">
      <style:text-properties fo:font-variant="normal" fo:text-transform="none" fo:color="#000000" style:text-line-through-style="none" style:text-line-through-type="none" style:font-name="Arial" fo:font-size="11pt" fo:font-style="italic" style:text-underline-style="none" fo:font-weight="normal" officeooo:rsid="004a36ae" style:text-blinking="false" fo:background-color="transparent" loext:char-shading-value="0" style:font-style-asian="italic" style:font-style-complex="italic"/>
    </style:style>
    <style:style style:name="T68" style:family="text">
      <style:text-properties fo:font-variant="normal" fo:text-transform="none" fo:color="#000000" style:text-line-through-style="none" style:text-line-through-type="none" style:font-name="Arial" fo:font-size="11pt" fo:font-style="italic" style:text-underline-style="none" fo:font-weight="normal" officeooo:rsid="004e0bee"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style:font-name="Arial" fo:font-size="11pt" fo:font-style="italic" style:text-underline-style="none" fo:font-weight="normal" officeooo:rsid="004efe13"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style:font-name="Arial" fo:font-size="11pt" fo:font-style="italic" style:text-underline-style="none" fo:font-weight="normal" officeooo:rsid="0052ba6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style:font-name="Arial" fo:font-size="11pt" fo:font-style="italic" style:text-underline-style="none" fo:font-weight="normal" officeooo:rsid="0053ffef"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style:font-name="Arial" fo:font-size="11pt" fo:font-style="italic" style:text-underline-style="none" fo:font-weight="normal" officeooo:rsid="0054e374"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74" style:family="text">
      <style:text-properties fo:font-variant="normal" fo:text-transform="none" fo:color="#000000" style:text-line-through-style="none" style:text-line-through-type="none" style:font-name="Arial" fo:font-size="11pt" fo:font-style="italic" style:text-underline-style="none" fo:font-weight="bold" officeooo:rsid="001b67ed" style:text-blinking="false" fo:background-color="transparent" loext:char-shading-value="0" style:font-style-asian="italic" style:font-weight-asian="bold" style:font-style-complex="italic" style:font-weight-complex="bold"/>
    </style:style>
    <style:style style:name="T75" style:family="text">
      <style:text-properties fo:font-variant="normal" fo:text-transform="none" fo:color="#000000" style:text-line-through-style="none" style:text-line-through-type="none" style:font-name="Arial" fo:font-size="11pt" fo:font-style="italic" style:text-underline-style="none" fo:font-weight="bold" officeooo:rsid="001c85b8" style:text-blinking="false" fo:background-color="transparent" loext:char-shading-value="0" style:font-style-asian="italic" style:font-weight-asian="bold" style:font-style-complex="italic" style:font-weight-complex="bold"/>
    </style:style>
    <style:style style:name="T76" style:family="text">
      <style:text-properties fo:font-variant="normal" fo:text-transform="none" fo:color="#000000" style:text-line-through-style="none" style:text-line-through-type="none" style:font-name="Arial" fo:font-size="11pt" fo:font-style="italic" style:text-underline-style="none" fo:font-weight="bold" officeooo:rsid="001b1b27" style:text-blinking="false" fo:background-color="transparent" loext:char-shading-value="0" style:font-style-asian="italic" style:font-weight-asian="bold" style:font-style-complex="italic" style:font-weight-complex="bold"/>
    </style:style>
    <style:style style:name="T77"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1pt" style:text-underline-style="none" fo:font-weight="normal" officeooo:rsid="004bdf88"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1pt" style:text-underline-style="none" style:text-blinking="false" fo:background-color="transparent" loext:char-shading-value="0"/>
    </style:style>
    <style:style style:name="T81" style:family="text">
      <style:text-properties officeooo:rsid="001d390e"/>
    </style:style>
    <style:style style:name="T82" style:family="text">
      <style:text-properties officeooo:rsid="0050dd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TRODUCCIÓN</text:p>
      <text:p text:style-name="P26"><text:span text:style-name="T82">1.</text:span> INTELIGENCIA ARTIFICIAL</text:p>
      <text:p text:style-name="P26"/>
      <text:p text:style-name="P3"><text:tab/>La <text:span text:style-name="T1">Inteligencia artificial</text:span> (IA) es una de las especialidades, dentro de las ciencias de computación, con mayor proyección de desarrollo de los últimos tiempos. Puede definirse como la capacidad de una máquina para imitar el comportamiento cognitivo del ser humano en tareas como el aprendizaje, resolución de problemas o incluso razonamientos lógicos. Podríamos decir, por tanto, que la inteligencia artificial nace del interés humano por conocer el funcionamiento del cerebro y en un intento de réplica del mismo, desde un punto de vista matemático <text:span text:style-name="T81">y computacional</text:span>. </text:p>
      <text:p text:style-name="P2"/>
      <text:p text:style-name="P7"><text:span text:style-name="T2"><text:tab/></text:span><text:span text:style-name="T46">Dos décadas</text:span><text:span text:style-name="T2"> antes de </text:span><text:span text:style-name="T42">acuñarse</text:span><text:span text:style-name="T2"> el término “</text:span><text:span text:style-name="T3">Inteligencia artificial” </text:span><text:span text:style-name="T49">(en </text:span><text:span text:style-name="T3">1956, </text:span><text:span text:style-name="T46">en la famosa Conferencia de Darmouth, cuna de la Inteligencia Artificial, </text:span><text:span text:style-name="T49">por el </text:span><text:span text:style-name="T3">profesor </text:span><text:span text:style-name="T76">John Mccarty</text:span><text:span text:style-name="T46">), se dan dos sucesos muy importantes y que establecerán los cimientos de la misma:</text:span></text:p>
      <text:list xml:id="list8270804110695857288" text:style-name="L1">
        <text:list-item>
          <text:p text:style-name="P11"><text:span text:style-name="T46">E</text:span><text:span text:style-name="T3">l matemático de origen británico, </text:span><text:span text:style-name="T73">Alan Turing</text:span><text:span text:style-name="T2">, </text:span><text:span text:style-name="T47">considerado el padre de la Inteligencia Artificial,</text:span><text:span text:style-name="T2"> </text:span><text:span text:style-name="T46">había iniciado su propio camino e</text:span><text:span text:style-name="T3"> investigaba sobre la capacidad de las máquinas para aprender. </text:span><text:span text:style-name="T51">A</text:span><text:span text:style-name="T42"> través del artículo </text:span><text:span text:style-name="T3">“</text:span><text:span text:style-name="T55">On Computable Numbers</text:span><text:span text:style-name="T3">”, </text:span><text:span text:style-name="T42">publicado en 1936, </text:span><text:span text:style-name="T51">se</text:span><text:span text:style-name="T3"> asentaba</text:span><text:span text:style-name="T51">n</text:span><text:span text:style-name="T3"> las bases de </text:span><text:span text:style-name="T52">toda la teoría de </text:span><text:span text:style-name="T3">computación. </text:span><text:span text:style-name="T50">Cuatro </text:span><text:span text:style-name="T4">años más tarde, Turin</text:span><text:span text:style-name="T46">g </text:span><text:span text:style-name="T47">sacaba a la luz un</text:span><text:span text:style-name="T50">a</text:span><text:span text:style-name="T47"> entidad matemática abstracta que formalizaba el concepto de algoritmo y que posteriormente resultaría ser la precursora de las computadoras digitales, la</text:span><text:span text:style-name="T4"> </text:span><text:span text:style-name="T74">Máquina de Turing</text:span><text:span text:style-name="T39">. </text:span><text:span text:style-name="T40">Este modelo estaba</text:span><text:span text:style-name="T4"> basad</text:span><text:span text:style-name="T47">o</text:span><text:span text:style-name="T4"> en la cuestión planteada por </text:span><text:span text:style-name="T74">David Hilbert</text:span><text:span text:style-name="T4"> sobre </text:span><text:span text:style-name="T43">la existencia de</text:span><text:span text:style-name="T4"> un método </text:span><text:span text:style-name="T43">aplicable</text:span><text:span text:style-name="T4"> a cualquier sentencia matemática </text:span><text:span text:style-name="T47">que fuera </text:span><text:span text:style-name="T43">capaz de decir</text:span><text:span text:style-name="T4"> si </text:span><text:span text:style-name="T43">e</text:span><text:span text:style-name="T46">ra</text:span><text:span text:style-name="T4"> cierta o no. </text:span><text:span text:style-name="T43">Con </text:span><text:span text:style-name="T47">la máquina de Turing</text:span><text:span text:style-name="T43"> se creaba</text:span><text:span text:style-name="T4"> el primer modelo formal de computador que demostraba la idea de que existen cuestiones/problemas que una máquina no puede resolver. En 1950, </text:span><text:span text:style-name="T43">el matemático </text:span><text:span text:style-name="T4">publica</text:span><text:span text:style-name="T43">ba</text:span><text:span text:style-name="T4"> el artículo que </text:span><text:span text:style-name="T44">daba el pistoletazo de salida en</text:span><text:span text:style-name="T4"> el </text:span><text:span text:style-name="T43">campo</text:span><text:span text:style-name="T4"> de la Inteligencia Artificial, “</text:span><text:span text:style-name="T56">Computing Machinery and Intelligence</text:span><text:span text:style-name="T4">”. </text:span><text:span text:style-name="T52">E</text:span><text:span text:style-name="T4">n </text:span><text:span text:style-name="T52">é</text:span><text:span text:style-name="T4">l </text:span><text:span text:style-name="T52">se</text:span><text:span text:style-name="T43"> </text:span><text:span text:style-name="T4">propon</text:span><text:span text:style-name="T46">ía</text:span><text:span text:style-name="T4"> una prueba para determinar si una máquina </text:span><text:span text:style-name="T43">act</text:span><text:span text:style-name="T52">uaba</text:span><text:span text:style-name="T4"> o no </text:span><text:span text:style-name="T43">de una manera </text:span><text:span text:style-name="T5">inteligente. </text:span><text:span text:style-name="T52">Fue una aportación tan importante que h</text:span><text:span text:style-name="T50">oy en día la </text:span><text:span text:style-name="T62">Prueba de Turing </text:span><text:span text:style-name="T14">sigue siendo utilizada.</text:span></text:p>
        </text:list-item>
        <text:list-item>
          <text:p text:style-name="P8"><text:span text:style-name="T6">En 1943, </text:span><text:span text:style-name="T75">Warren McCulloch </text:span><text:span text:style-name="T41">y</text:span><text:span text:style-name="T75"> Walter Pitts</text:span><text:span text:style-name="T6">, crea</text:span><text:span text:style-name="T52">ban</text:span><text:span text:style-name="T6"> un modelo </text:span><text:span text:style-name="T42">computacional</text:span><text:span text:style-name="T6"> </text:span><text:span text:style-name="T52">matemático, basado en</text:span><text:span text:style-name="T6"> algoritmos de lógica de umbral, las “</text:span><text:span text:style-name="T75">redes neuronales</text:span><text:span text:style-name="T57">”. </text:span><text:span text:style-name="T11">Esta implementación</text:span><text:span text:style-name="T12"> </text:span><text:span text:style-name="T27">se i</text:span><text:span text:style-name="T11">nspir</text:span><text:span text:style-name="T27">a</text:span><text:span text:style-name="T11"> en el</text:span><text:span text:style-name="T12"> funcionamiento biológico </text:span><text:span text:style-name="T11">de l</text:span><text:span text:style-name="T8">os axones de las neuronas </text:span><text:span text:style-name="T27">cerebrales y </text:span><text:span text:style-name="T12">simula </text:span><text:span text:style-name="T11">las conexiones </text:span><text:span text:style-name="T27">que se producen entre ellas</text:span><text:span text:style-name="T8">: </text:span><text:span text:style-name="T11">cuando una neurona recibe un impulso eléctrico, es captado a través de las </text:span><text:span text:style-name="T60">dendritas</text:span><text:span text:style-name="T11">, pequeñas ramificaciones que permiten la conexión entre neuronas. La transmisión de información a la siguiente neurona dependerá de la cantidad de información recibida por cada dendrita, es decir, si la suma de todos los potenciales eléctricos recibidos en cada dendrita supera un valor </text:span><text:span text:style-name="T60">umbral, </text:span><text:span text:style-name="T11">la neurona transmitirá una determinada cantidad de potencial eléctrico a la siguiente por medio del </text:span><text:span text:style-name="T60">axón. </text:span><text:span text:style-name="T11">A continuación se muestra un ejemplo de conexión neuronal (Figura 1, </text:span><text:span text:style-name="T60">Conexión y transmisión de información entre neuronas</text:span><text:span text:style-name="T11">).</text:span></text:p>
          <text:p text:style-name="P10"/>
          <text:p text:style-name="P9"><text:soft-page-break/><text:span text:style-name="T9">Así como para el </text:span><text:span text:style-name="T8">cerebro </text:span><text:span text:style-name="T9">la unidad básica </text:span><text:span text:style-name="T8">es la neurona, </text:span><text:span text:style-name="T11">en el caso de las redes neuronales computacionales tendríamos </text:span><text:span text:style-name="T9">e</text:span><text:span text:style-name="T8">l </text:span><text:span text:style-name="T58">Perceptrón, </text:span><text:span text:style-name="T9">de </text:span><text:span text:style-name="T59">Frank Rosenblatt </text:span><text:span text:style-name="T62">(</text:span><text:span text:style-name="T63">1957</text:span><text:span text:style-name="T62">)</text:span><text:span text:style-name="T59">.</text:span><text:span text:style-name="T58"> </text:span><text:span text:style-name="T8">Al igual que una neurona cerebral, el Perceptrón recibe </text:span><text:span text:style-name="T13">la </text:span><text:span text:style-name="T14">i</text:span><text:span text:style-name="T8">nformación </text:span><text:span text:style-name="T13">por</text:span><text:span text:style-name="T8"> sus “</text:span><text:span text:style-name="T58">entradas</text:span><text:span text:style-name="T8">” </text:span><text:span text:style-name="T27">(</text:span><text:span text:style-name="T8">ficticias dendritas</text:span><text:span text:style-name="T27">)</text:span><text:span text:style-name="T8">. </text:span><text:span text:style-name="T16">Estas</text:span><text:span text:style-name="T15"> son multiplicadas por </text:span><text:span text:style-name="T10"><text:s/>una matriz de “pesos” o ponderaciones </text:span><text:span text:style-name="T16">y </text:span><text:span text:style-name="T27">el resultado de dicho producto,</text:span><text:span text:style-name="T15"> </text:span><text:span text:style-name="T8">alimenta </text:span><text:span text:style-name="T15">a </text:span><text:span text:style-name="T8">una función </text:span><text:span text:style-name="T9">matemática </text:span><text:span text:style-name="T8">de activación, cuya salida se comparará con </text:span><text:span text:style-name="T13">el</text:span><text:span text:style-name="T8"> valor </text:span><text:span text:style-name="T59">umbral</text:span><text:span text:style-name="T8">. Si el resultado supera </text:span><text:span text:style-name="T27">el umbral</text:span><text:span text:style-name="T8">, la salida del Perceptrón será </text:span><text:span text:style-name="T14">uno</text:span><text:span text:style-name="T8">, en caso contrario, </text:span><text:span text:style-name="T9">la salida</text:span><text:span text:style-name="T8"> será </text:span><text:span text:style-name="T14">cero</text:span><text:span text:style-name="T8">. </text:span><text:span text:style-name="T13">La aparición de</text:span><text:span text:style-name="T9">l Perceptrón </text:span><text:span text:style-name="T13">fue</text:span><text:span text:style-name="T9"> bastante </text:span><text:span text:style-name="T13">importante</text:span><text:span text:style-name="T9"> puesto que </text:span><text:span text:style-name="T13">fue</text:span><text:span text:style-name="T9"> el primer sistema computacional </text:span><text:span text:style-name="T10">capaz de someterse a un aprendizaje para discriminar entre dos conjuntos de datos, </text:span><text:span text:style-name="T13">discriminación por</text:span><text:span text:style-name="T10"> hiperplanos, </text:span><text:span text:style-name="T16">aunque su primera implementación </text:span><text:span text:style-name="T27">física </text:span><text:span text:style-name="T16">fue un sistema visual que reaccionaba a estímulos de luz</text:span><text:span text:style-name="T10">. </text:span><text:span text:style-name="T14">(</text:span><text:span text:style-name="T13">figura 2, “</text:span><text:span text:style-name="T61">Discriminación de dos conjuntos por medio de hiperplanos”</text:span><text:span text:style-name="T13">)</text:span><text:span text:style-name="T10">.</text:span></text:p>
        </text:list-item>
      </text:list>
      <text:p text:style-name="P22"/>
      <text:p text:style-name="P17"><text:span text:style-name="T5"><text:tab/>A raíz de las publicaciones de Turing y </text:span><text:span text:style-name="T48">el resto de investigadores y padres de la </text:span><text:span text:style-name="T52">IA</text:span><text:span text:style-name="T5">, </text:span><text:span text:style-name="T48">c</text:span><text:span text:style-name="T45">omo </text:span><text:span text:style-name="T46">el propio </text:span><text:span text:style-name="T6">John Mccarty, Marvin Minisky, Al</text:span><text:span text:style-name="T47">len</text:span><text:span text:style-name="T6">n Newell, </text:span><text:span text:style-name="T47">Herbert Simon y </text:span><text:span text:style-name="T45">Nathaniel Rochester, </text:span><text:span text:style-name="T48">la disciplina</text:span><text:span text:style-name="T6"> empieza a cobrar importancia a nivel internacional y comienzan a aparecer trabajos, teorías </text:span><text:span text:style-name="T48">y </text:span><text:span text:style-name="T6">modelos </text:span><text:span text:style-name="T48">que dan lugar a</text:span><text:span text:style-name="T6"> </text:span><text:span text:style-name="T52">diversas</text:span><text:span text:style-name="T6"> tendencias de desarrollo, </text:span><text:span text:style-name="T53">como las que se van a ver a continuación:</text:span></text:p>
      <text:p text:style-name="P17"><text:span text:style-name="T67"/></text:p>
      <text:p text:style-name="P30"><text:span text:style-name="T77">a) Machine Learning</text:span></text:p>
      <text:p text:style-name="P20"><text:span text:style-name="T31"><text:tab/>El Machine Learning es un subcampo de las ciencias de computación que tiene el objetivo de desarrollar algoritmos para incorporar la capacidad de aprender a una máquina, sin la necesidad de una programación explícita para tal cometido. </text:span><text:span text:style-name="T36">Según el profesor </text:span><text:span text:style-name="T70">Tom M. Mitchell</text:span><text:span text:style-name="T36">, científico en computadores de la </text:span><text:span text:style-name="T70">Carnegie Mellon University</text:span><text:span text:style-name="T36">, en su libro “</text:span><text:span text:style-name="T70">Machine Learning”</text:span><text:span text:style-name="T36">, ofrece una definición más formal sobre el tema:</text:span></text:p>
      <text:p text:style-name="P20"><text:span text:style-name="T36">“</text:span><text:span text:style-name="T70">Se dice que un programa de ordenador está aprendiendo de una determinada experiencia ( E ) respecto a una tarea ( T ) y un rendimiento ( P ) si su rendimiento al desempeñar dicha tarea T mejora con la experiencia E” </text:span></text:p>
      <text:p text:style-name="P20"><text:span text:style-name="T36">El Machine Learning </text:span><text:span text:style-name="T31">Surge como una evolución natural de los modelos y teorías de reconocimiento de patrones y de las teorías de aprendizaje computacional y está muy ligad</text:span><text:span text:style-name="T33">o</text:span><text:span text:style-name="T31"> </text:span><text:span text:style-name="T33">a</text:span><text:span text:style-name="T31"> l</text:span><text:span text:style-name="T32">os problemas de</text:span><text:span text:style-name="T31"> </text:span><text:span text:style-name="T32">estadística de computación, las matemáticas de optimización, y el análisis de datos</text:span><text:span text:style-name="T31">. Para cumplir con su </text:span><text:span text:style-name="T35">labor</text:span><text:span text:style-name="T31">, los algoritmos de Machine Learning se apoyan en los conjuntos de datos para aprender de ellos y poder realizar estimaciones sobre los mismos. </text:span></text:p>
      <text:p text:style-name="P31"><text:span text:style-name="T7">En función de la tarea que desempeñen, los algoritmos de Machine Learning pueden clasificarse en tres categorías:</text:span></text:p>
      <text:list xml:id="list2367084662181027131" text:style-name="L3">
        <text:list-item>
          <text:p text:style-name="P32"><text:span text:style-name="T78">Algoritmos de aprendizaje supervisado: </text:span><text:span text:style-name="T7">el algoritmo entrena sobre un conjunto de datos de entrada </text:span><text:span text:style-name="T78">X </text:span><text:span text:style-name="T7">y sus correspondientes salidas </text:span><text:span text:style-name="T78">Y</text:span><text:span text:style-name="T7">, de manera que el algoritmo tiene que aprender a generalizar para predecir una determinada salida </text:span><text:span text:style-name="T78">Y’ </text:span><text:span text:style-name="T7">dado un valor de entrada nuevo </text:span><text:span text:style-name="T78">X’.</text:span></text:p>
          <text:p text:style-name="P32"><text:span text:style-name="T78"/></text:p>
        </text:list-item>
        <text:list-item>
          <text:p text:style-name="P21"><text:soft-page-break/><text:span text:style-name="T71">Algoritmos de aprendizaje no supervisado: </text:span><text:span text:style-name="T37">el algoritmo entrena sobre un conjunto de datos de entrada </text:span><text:span text:style-name="T71">X</text:span><text:span text:style-name="T37"> sin conocer las salidas asociadas a cada un</text:span><text:span text:style-name="T38">o</text:span><text:span text:style-name="T37"> de los elementos del conjunto </text:span><text:span text:style-name="T71">X. </text:span><text:span text:style-name="T37">De manera que el algoritmo debe aprender a extraer el patrón o la norma que le permita </text:span><text:span text:style-name="T38">generar una predicción dado un nuevo valor </text:span><text:span text:style-name="T72">X’.</text:span></text:p>
        </text:list-item>
        <text:list-item>
          <text:p text:style-name="P33"><text:span text:style-name="T79">A</text:span><text:span text:style-name="T78">prendizaje por refuerzo: </text:span><text:span text:style-name="T7">el algoritmo interacciona con un medio dinámico en el que se conoce el objetivo del aprendizaje y cuya acción tiene una repercusión en su estructura. Esto es, el algoritmo contiene una serie de reglas que dirigen la penalización de ciertas acciones, positiva y negativamente.</text:span></text:p>
        </text:list-item>
      </text:list>
      <text:p text:style-name="P34"><text:span text:style-name="T7"/></text:p>
      <text:p text:style-name="P35"><text:span text:style-name="T80">b) Visión Artificial</text:span></text:p>
      <text:p text:style-name="P19"><text:span text:style-name="T31"><text:tab/></text:span><text:span text:style-name="T34">Otra</text:span><text:span text:style-name="T35"> de las</text:span><text:span text:style-name="T34"> disciplina</text:span><text:span text:style-name="T35">s </text:span><text:span text:style-name="T34">de </text:span><text:span text:style-name="T35">mayor </text:span><text:span text:style-name="T34">importancia entre las ramas de la inteligencia artificial es la visión por computador <text:s/>o </text:span><text:span text:style-name="T68">visión artificial,</text:span><text:span text:style-name="T34"> cuyo objetivo se centra en la obtención de</text:span><text:span text:style-name="T17"> medida cuantificable</text:span><text:span text:style-name="T34">s a través del procesamiento y análisis de datos visuales para poder</text:span><text:span text:style-name="T29"> </text:span><text:span text:style-name="T17">ser interpretad</text:span><text:span text:style-name="T34">as</text:span><text:span text:style-name="T17"> por un ordenador. </text:span></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35"><text:tab/></text:span><text:span text:style-name="T34">En 1979 confluyen </text:span><text:span text:style-name="T35">ambas tendencias y tiene lugar un hecho histórico, por primera vez, y de la mano de un grupo de estudiantes de la Universidad de Stanford, un vehículo es capaz de recorrer un aula de unos 20 metros con obstáculos sin ningún tipo de intervención humana, empleando un tiempo <text:s/>de entre cinco y seis horas. Este proyecto es conocido con el nombre de “</text:span><text:span text:style-name="T69">El carrito de Stanford”.</text:span><text:span text:style-name="T35"> </text:span></text:p>
      <text:p text:style-name="P29"><text:span text:style-name="T6"><text:tab/></text:span></text:p>
      <text:p text:style-name="P28"><text:span text:style-name="T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oft-page-break/><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16"><text:span text:style-name="T17"><text:tab/></text:span><text:span text:style-name="T29">La visión artificial es una disciplina de la I</text:span><text:span text:style-name="T30">nteligencia Artificial</text:span><text:span text:style-name="T29"> que se</text:span><text:span text:style-name="T64"> </text:span><text:span text:style-name="T27">basa</text:span><text:span text:style-name="T17"> en la adquisición, </text:span><text:span text:style-name="T29">el </text:span><text:span text:style-name="T17">procesamiento, </text:span><text:span text:style-name="T29">el </text:span><text:span text:style-name="T17">análisis y </text:span><text:span text:style-name="T29">la </text:span><text:span text:style-name="T17">comprensión de </text:span><text:span text:style-name="T29">datos visuales, imágenes,</text:span><text:span text:style-name="T17"> con el objetivo de obtener una medida cuantificable </text:span><text:span text:style-name="T30">y</text:span><text:span text:style-name="T29"> </text:span><text:span text:style-name="T17">ser interpretad</text:span><text:span text:style-name="T29">o</text:span><text:span text:style-name="T17"> por un ordenador. </text:span></text:p>
      <text:p text:style-name="P16"><text:span text:style-name="T17"><text:tab/>S</text:span><text:span text:style-name="T30">e estima que tres cuartas partes de la información que recibe un ser humano es captada a través de su sentido de la vista, de manera que parece importante dotar a un robot de un sistema capaz de procesar la información visual tanto para aumentar sus capacidades de actuación como para servir de fuente de información para su sistema de aprendizaje. </text:span></text:p>
      <text:p text:style-name="P4"><text:span text:style-name="T17"><text:tab/></text:span></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tab/></text:span><text:span text:style-name="T18">La visión artificial es uno de los campos más importantes y de mayor interés para la comunidad científica computacional, pero debido a la problemática que presenta, </text:span><text:span text:style-name="T27">puede que</text:span><text:span text:style-name="T18"> </text:span><text:span text:style-name="T19">también</text:span><text:span text:style-name="T18"> sea uno de los más complejos. A día de hoy no se ha conseguido replicar la capacidad visual del ser humano; cómo, </text:span><text:span text:style-name="T19">con tan solo un simple vistazo,</text:span><text:span text:style-name="T18"> </text:span><text:span text:style-name="T19">somos capaces de </text:span><text:span text:style-name="T18">obtener </text:span><text:span text:style-name="T19">una</text:span><text:span text:style-name="T18"> cantidad de información </text:span><text:span text:style-name="T19">importante </text:span><text:span text:style-name="T18">de aquello que se nos presenta ante nuestros ojos: rugosidad de una superficie, distancia aproximada a un punto, tamaño aproximado de un objeto, reconocimiento de personas y objetos y las características asociadas a ellos, etc. </text:span></text:p>
      <text:p text:style-name="P5"><text:span text:style-name="T18">L</text:span><text:span text:style-name="T7">os problemas a los que tiene que hacer frente la visión por computador son los siguientes:</text:span></text:p>
      <text:list xml:id="list5673533711735768162" text:style-name="L2">
        <text:list-item>
          <text:p text:style-name="P12"><text:span text:style-name="T20">E</text:span><text:span text:style-name="T25">n</text:span><text:span text:style-name="T20"> primer </text:span><text:span text:style-name="T25">lugar, los problemas </text:span><text:span text:style-name="T22">relacionado</text:span><text:span text:style-name="T25">s </text:span><text:span text:style-name="T22">con los</text:span><text:span text:style-name="T20"> sistemas ó</text:span><text:span text:style-name="T21">pticos </text:span><text:span text:style-name="T25">que se encargan de </text:span><text:span text:style-name="T20">de capta</text:span><text:span text:style-name="T25">r las</text:span><text:span text:style-name="T20"> imágenes. </text:span><text:span text:style-name="T24">D</text:span><text:span text:style-name="T22">ebido a la propia física de los elementos </text:span><text:span text:style-name="T24">de </text:span><text:span text:style-name="T25">los sistemas de captación </text:span><text:span text:style-name="T24">se</text:span><text:span text:style-name="T20"> introducen distorsiones </text:span><text:span text:style-name="T21">e imperfecciones </text:span><text:span text:style-name="T22">que alteran la realidad de las imágenes</text:span><text:span text:style-name="T21">, como ruido digital, </text:span><text:span text:style-name="T65">aberraciones geométricas y cromáticas</text:span><text:span text:style-name="T21">, </text:span><text:span text:style-name="T22">problemas de nitidez (enfoque),</text:span><text:span text:style-name="T21"> </text:span><text:span text:style-name="T22">resolución, … .</text:span></text:p>
        </text:list-item>
        <text:list-item>
          <text:p text:style-name="P13"><text:span text:style-name="T22">E</text:span><text:span text:style-name="T23">l siguiente problema tiene que ver con los factores </text:span><text:span text:style-name="T25">que afectan a</text:span><text:span text:style-name="T23"> la escena </text:span><text:span text:style-name="T25">de la imagen</text:span><text:span text:style-name="T23">, como por ejemplo </text:span><text:span text:style-name="T25">puede ser </text:span><text:span text:style-name="T23">la iluminación, oclusiones </text:span><text:span text:style-name="T25">de regiones significativas</text:span><text:span text:style-name="T23">, </text:span><text:span text:style-name="T25">escoger </text:span><text:soft-page-break/><text:span text:style-name="T25">un</text:span><text:span text:style-name="T23"> fondo </text:span><text:span text:style-name="T25">adecuado</text:span><text:span text:style-name="T23">, etc. </text:span><text:span text:style-name="T25">Es aconsejable un estudio previo de estas condiciones para intentar obtener un resultado óptimo durante la captura de imágenes.</text:span></text:p>
        </text:list-item>
      </text:list>
      <text:p text:style-name="P23"/>
      <text:p text:style-name="P23"/>
      <text:p text:style-name="P23"/>
      <text:list xml:id="list4745040304773" text:continue-numbering="true" text:style-name="L2">
        <text:list-item>
          <text:p text:style-name="P14"><text:span text:style-name="T24">Otro de los problemas </text:span><text:span text:style-name="T25">a los </text:span><text:span text:style-name="T24">que tenemos que hacer frente a la hora de trabajar con imágenes es el coste computacional y </text:span><text:span text:style-name="T25">los </text:span><text:span text:style-name="T24">requ</text:span><text:span text:style-name="T25">isitos</text:span><text:span text:style-name="T24"> hardware. La imágenes son archivos bastante ”</text:span><text:span text:style-name="T66">pesados” </text:span><text:span text:style-name="T25">y difíciles de procesar porque contienen una gran cantidad de información. D</text:span><text:span text:style-name="T24">e manera que hay que tener en cuenta </text:span><text:span text:style-name="T26">este</text:span><text:span text:style-name="T24"> </text:span><text:span text:style-name="T26">factor, así como las especificaciones técnicas del equipo con el que vayamos a trabajar.</text:span></text:p>
        </text:list-item>
        <text:list-item>
          <text:p text:style-name="P27"><text:span text:style-name="T26">En último lugar, se quiere destacar</text:span><text:span text:style-name="T7"> la dificultad que </text:span><text:span text:style-name="T26">supone </text:span><text:span text:style-name="T7">el hecho de replicar una capacidad aparentemente sencilla </text:span><text:span text:style-name="T26">e inherente al</text:span><text:span text:style-name="T7"> ser humano, </text:span><text:span text:style-name="T26">como es el</text:span><text:span text:style-name="T7"> interpretar una imagen. Nosotros trabajamos con conceptos, ideas, pensamientos, sensaciones y emociones, es decir, información intangible y abstracta. Sin embargo un ordenador precisa de información numérica o cuantificable </text:span><text:span text:style-name="T26">que le permita</text:span><text:span text:style-name="T7"> trabajar con </text:span><text:span text:style-name="T26">la información que se le presenta.</text:span></text:p>
        </text:list-item>
      </text:list>
      <text:p text:style-name="P6"><text:span text:style-name="T7"><text:tab/>Debido a estos inconvenientes cuando trabajamos con imágenes, es fácil comprender por qué los mayores avances en el campo de la visión artificial se han producido </text:span><text:span text:style-name="T26">durante las últimas décadas, a</text:span><text:span text:style-name="T7"> raíz de la mejor</text:span><text:span text:style-name="T26">a de</text:span><text:span text:style-name="T7"> los medios hardware que tienen que ver con el procesamiento </text:span><text:span text:style-name="T26">de los datos </text:span><text:span text:style-name="T7">(GPU y procesadores de última generación, memorias</text:span><text:span text:style-name="T26">) y con los sistemas de captación de las imágenes (mejores sensores que nos permiten obtener imágenes de mejor calidad y </text:span><text:span text:style-name="T28">mayor</text:span><text:span text:style-name="T26"> resolución).</text:span></text:p>
      <text:p text:style-name="P24"/>
      <text:p text:style-name="P24"><text:tab/></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3:58:51.312817083</meta:creation-date>
    <dc:date>2017-06-01T00:47:44.101651030</dc:date>
    <meta:editing-duration>PT4H3M</meta:editing-duration>
    <meta:editing-cycles>11</meta:editing-cycles>
    <meta:generator>LibreOffice/5.1.6.2$Linux_X86_64 LibreOffice_project/10m0$Build-2</meta:generator>
    <meta:document-statistic meta:table-count="0" meta:image-count="0" meta:object-count="0" meta:page-count="6" meta:paragraph-count="33" meta:word-count="1693" meta:character-count="10572" meta:non-whitespace-character-count="8895"/>
  </office:meta>
</office:document-meta>
</file>